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1pt"/>
    </style:style>
    <style:style style:name="co3" style:family="table-column">
      <style:table-column-properties fo:break-before="auto" style:column-width="41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tom/code/cf-deck-carrier/src/cf-deck-carrier/cf-deck-carrier.sch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o 20 mei 2020 09:25:03 CEST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6-c6e7f7d~86~ubuntu18.04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C4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Molex PicoBlade 1x3 Horizontal Through-hole 53048-0310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Molex PicoBlade 1x4 Horizontal Through-hole 53048-0410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Molex PicoBlade 1x3 Horizontal Through-hole 53048-0310</text:p>
          </table:table-cell>
          <table:table-cell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olex PicoBlade 1x2 Horizontal Through-hole 53048-0210</text:p>
          </table:table-cell>
          <table:table-cell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olex PicoBlade 1x5 Horizontal Through-hole 53048-0510</text:p>
          </table:table-cell>
          <table:table-cell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AUX</text:p>
          </table:table-cell>
          <table:table-cell office:value-type="string" calcext:value-type="string">
            <text:p>Molex PicoBlade 1x4 Horizontal Through-hole 53048-0410</text:p>
          </table:table-cell>
          <table:table-cell/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_EXP_LEFT</text:p>
          </table:table-cell>
          <table:table-cell office:value-type="string" calcext:value-type="string">
            <text:p>BF090-10-X-B2</text:p>
          </table:table-cell>
          <table:table-cell/>
        </table:table-row>
        <table:table-row table:style-name="ro1">
          <table:table-cell office:value-type="string" calcext:value-type="string">
            <text:p>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_EXP_RIGHT</text:p>
          </table:table-cell>
          <table:table-cell office:value-type="string" calcext:value-type="string">
            <text:p>BF090-10-X-B2</text:p>
          </table:table-cell>
          <table:table-cell/>
        </table:table-row>
        <table:table-row table:style-name="ro1">
          <table:table-cell office:value-type="string" calcext:value-type="string">
            <text:p>R1, R2, R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-220</text:p>
          </table:table-cell>
          <table:table-cell office:value-type="string" calcext:value-type="string">
            <text:p>CAS-220B1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P2985-3.0</text:p>
          </table:table-cell>
          <table:table-cell office:value-type="string" calcext:value-type="string">
            <text:p>SOT-23-5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536D</text:p>
          </table:table-cell>
          <table:table-cell office:value-type="string" calcext:value-type="string">
            <text:p>SOIC-8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2484</text:p>
          </table:table-cell>
          <table:table-cell office:value-type="string" calcext:value-type="string">
            <text:p>SOIC-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0:46:02.399400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09:25:23.086199836</meta:creation-date>
    <dc:date>2020-05-20T10:50:27.294615899</dc:date>
    <meta:editing-duration>PT1H6M54S</meta:editing-duration>
    <meta:editing-cycles>5</meta:editing-cycles>
    <meta:generator>LibreOffice/6.0.7.3$Linux_X86_64 LibreOffice_project/00m0$Build-3</meta:generator>
    <meta:document-statistic meta:table-count="1" meta:cell-count="91" meta:object-count="0"/>
  </office:meta>
</office:document-meta>
</file>